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c1c39" officeooo:paragraph-rsid="001c1c39"/>
    </style:style>
    <style:style style:name="P2" style:family="paragraph" style:parent-style-name="Standard">
      <style:text-properties fo:font-weight="bold" officeooo:rsid="001c1c39" officeooo:paragraph-rsid="001c1c39" style:font-weight-asian="bold" style:font-weight-complex="bold"/>
    </style:style>
    <style:style style:name="P3" style:family="paragraph" style:parent-style-name="Standard">
      <style:text-properties officeooo:rsid="001d082e" officeooo:paragraph-rsid="001d082e"/>
    </style:style>
    <style:style style:name="P4" style:family="paragraph" style:parent-style-name="Standard">
      <style:text-properties officeooo:rsid="001d54fc" officeooo:paragraph-rsid="001d54fc"/>
    </style:style>
    <style:style style:name="P5" style:family="paragraph" style:parent-style-name="Standard">
      <style:text-properties officeooo:rsid="0023ad35" officeooo:paragraph-rsid="0023ad35"/>
    </style:style>
    <style:style style:name="P6" style:family="paragraph" style:parent-style-name="Standard">
      <style:text-properties officeooo:rsid="0027069a" officeooo:paragraph-rsid="0027069a"/>
    </style:style>
    <style:style style:name="P7" style:family="paragraph" style:parent-style-name="Standard">
      <style:text-properties officeooo:rsid="0027069a" officeooo:paragraph-rsid="002d9cf3"/>
    </style:style>
    <style:style style:name="P8" style:family="paragraph" style:parent-style-name="Standard">
      <style:text-properties officeooo:rsid="00279263" officeooo:paragraph-rsid="00279263"/>
    </style:style>
    <style:style style:name="P9" style:family="paragraph" style:parent-style-name="Standard">
      <style:text-properties style:text-underline-style="solid" style:text-underline-width="auto" style:text-underline-color="font-color" officeooo:rsid="001c1c39" officeooo:paragraph-rsid="001c1c39"/>
    </style:style>
    <style:style style:name="P10" style:family="paragraph" style:parent-style-name="Standard">
      <style:text-properties officeooo:rsid="003c5fb1" officeooo:paragraph-rsid="003c5fb1"/>
    </style:style>
    <style:style style:name="P11" style:family="paragraph" style:parent-style-name="Standard">
      <style:text-properties officeooo:rsid="003f553d" officeooo:paragraph-rsid="003f553d"/>
    </style:style>
    <style:style style:name="P12" style:family="paragraph" style:parent-style-name="Standard">
      <style:text-properties officeooo:rsid="0041eafe" officeooo:paragraph-rsid="0041eafe"/>
    </style:style>
    <style:style style:name="P13" style:family="paragraph" style:parent-style-name="Standard">
      <style:text-properties officeooo:rsid="004528f6" officeooo:paragraph-rsid="004528f6"/>
    </style:style>
    <style:style style:name="P14" style:family="paragraph" style:parent-style-name="Standard">
      <style:text-properties officeooo:rsid="00486ae5" officeooo:paragraph-rsid="00486ae5"/>
    </style:style>
    <style:style style:name="P15" style:family="paragraph" style:parent-style-name="Standard">
      <style:text-properties officeooo:rsid="004d5d25" officeooo:paragraph-rsid="004d5d25"/>
    </style:style>
    <style:style style:name="P16" style:family="paragraph" style:parent-style-name="Standard">
      <style:text-properties officeooo:rsid="004f9957" officeooo:paragraph-rsid="004f9957"/>
    </style:style>
    <style:style style:name="P17" style:family="paragraph" style:parent-style-name="Standard">
      <style:text-properties officeooo:rsid="0054b1e3" officeooo:paragraph-rsid="0054b1e3"/>
    </style:style>
    <style:style style:name="P18" style:family="paragraph" style:parent-style-name="Standard">
      <style:text-properties officeooo:rsid="0056a718" officeooo:paragraph-rsid="0056a718"/>
    </style:style>
    <style:style style:name="P19" style:family="paragraph" style:parent-style-name="Standard">
      <style:text-properties officeooo:paragraph-rsid="0056a718"/>
    </style:style>
    <style:style style:name="P20" style:family="paragraph" style:parent-style-name="Standard">
      <style:text-properties officeooo:rsid="00588770" officeooo:paragraph-rsid="00588770"/>
    </style:style>
    <style:style style:name="P21" style:family="paragraph" style:parent-style-name="Standard">
      <style:text-properties officeooo:rsid="001c1c39" officeooo:paragraph-rsid="001c1c39"/>
    </style:style>
    <style:style style:name="P22" style:family="paragraph" style:parent-style-name="Standard">
      <style:text-properties officeooo:rsid="0056a718" officeooo:paragraph-rsid="0056a718"/>
    </style:style>
    <style:style style:name="P23" style:family="paragraph" style:parent-style-name="Standard">
      <style:text-properties officeooo:rsid="005cdfbe" officeooo:paragraph-rsid="005cdfbe"/>
    </style:style>
    <style:style style:name="P24" style:family="paragraph" style:parent-style-name="Standard">
      <style:text-properties officeooo:rsid="005ed9d2" officeooo:paragraph-rsid="005ed9d2"/>
    </style:style>
    <style:style style:name="P25" style:family="paragraph" style:parent-style-name="Standard">
      <style:paragraph-properties fo:text-align="center" style:justify-single-word="false"/>
      <style:text-properties fo:font-weight="bold" officeooo:rsid="005ed9d2" officeooo:paragraph-rsid="005ed9d2" style:font-weight-asian="bold" style:font-weight-complex="bold"/>
    </style:style>
    <style:style style:name="P26" style:family="paragraph" style:parent-style-name="Standard">
      <style:paragraph-properties fo:text-align="center" style:justify-single-word="false"/>
      <style:text-properties fo:font-size="24pt" fo:font-weight="bold" officeooo:rsid="005ed9d2" officeooo:paragraph-rsid="005ed9d2" style:font-size-asian="24pt" style:font-weight-asian="bold" style:font-size-complex="24pt" style:font-weight-complex="bold"/>
    </style:style>
    <style:style style:name="P27" style:family="paragraph" style:parent-style-name="Standard">
      <style:paragraph-properties fo:text-align="center" style:justify-single-word="false"/>
      <style:text-properties fo:font-size="16pt" fo:font-weight="bold" officeooo:rsid="005ed9d2" officeooo:paragraph-rsid="005ed9d2" style:font-size-asian="16pt" style:font-weight-asian="bold" style:font-size-complex="16pt" style:font-weight-complex="bold"/>
    </style:style>
    <style:style style:name="P28" style:family="paragraph" style:parent-style-name="Standard">
      <style:text-properties officeooo:rsid="0054b1e3" officeooo:paragraph-rsid="0054b1e3"/>
    </style:style>
    <style:style style:name="P29" style:family="paragraph" style:parent-style-name="Standard">
      <style:text-properties officeooo:rsid="00623434" officeooo:paragraph-rsid="00623434"/>
    </style:style>
    <style:style style:name="P30" style:family="paragraph" style:parent-style-name="Preformatted_20_Text">
      <style:text-properties officeooo:rsid="00588770" officeooo:paragraph-rsid="00588770"/>
    </style:style>
    <style:style style:name="P31" style:family="paragraph" style:parent-style-name="Preformatted_20_Text">
      <style:text-properties officeooo:rsid="005cdfbe" officeooo:paragraph-rsid="005cdfbe"/>
    </style:style>
    <style:style style:name="P32" style:family="paragraph" style:parent-style-name="Preformatted_20_Text">
      <style:text-properties officeooo:rsid="0054b1e3" officeooo:paragraph-rsid="0054b1e3"/>
    </style:style>
    <style:style style:name="T1" style:family="text">
      <style:text-properties officeooo:rsid="001c1c39"/>
    </style:style>
    <style:style style:name="T2" style:family="text">
      <style:text-properties officeooo:rsid="001ed84d"/>
    </style:style>
    <style:style style:name="T3" style:family="text">
      <style:text-properties officeooo:rsid="002226b9"/>
    </style:style>
    <style:style style:name="T4" style:family="text">
      <style:text-properties officeooo:rsid="00251f20"/>
    </style:style>
    <style:style style:name="T5" style:family="text">
      <style:text-properties officeooo:rsid="0027d670"/>
    </style:style>
    <style:style style:name="T6" style:family="text">
      <style:text-properties officeooo:rsid="0029d2b7"/>
    </style:style>
    <style:style style:name="T7" style:family="text">
      <style:text-properties officeooo:rsid="002a830b"/>
    </style:style>
    <style:style style:name="T8" style:family="text">
      <style:text-properties officeooo:rsid="002d5817"/>
    </style:style>
    <style:style style:name="T9" style:family="text">
      <style:text-properties fo:font-style="italic" style:font-style-asian="italic" style:font-style-complex="italic"/>
    </style:style>
    <style:style style:name="T10" style:family="text">
      <style:text-properties fo:font-style="italic" officeooo:rsid="002d5817" style:font-style-asian="italic" style:font-style-complex="italic"/>
    </style:style>
    <style:style style:name="T11" style:family="text">
      <style:text-properties fo:font-style="italic" officeooo:rsid="002a830b" style:font-style-asian="italic" style:font-style-complex="italic"/>
    </style:style>
    <style:style style:name="T12" style:family="text">
      <style:text-properties fo:font-style="italic" officeooo:rsid="00406641" style:font-style-asian="italic" style:font-style-complex="italic"/>
    </style:style>
    <style:style style:name="T13" style:family="text">
      <style:text-properties fo:font-style="italic" officeooo:rsid="004a17a1" style:font-style-asian="italic" style:font-style-complex="italic"/>
    </style:style>
    <style:style style:name="T14" style:family="text">
      <style:text-properties fo:font-style="italic" fo:font-weight="normal" officeooo:rsid="00406641" style:font-style-asian="italic" style:font-weight-asian="normal" style:font-style-complex="italic" style:font-weight-complex="normal"/>
    </style:style>
    <style:style style:name="T15" style:family="text">
      <style:text-properties officeooo:rsid="003dd3aa"/>
    </style:style>
    <style:style style:name="T16" style:family="text">
      <style:text-properties officeooo:rsid="00406641"/>
    </style:style>
    <style:style style:name="T17" style:family="text">
      <style:text-properties fo:font-weight="normal" officeooo:rsid="00406641" style:font-weight-asian="normal" style:font-weight-complex="normal"/>
    </style:style>
    <style:style style:name="T18" style:family="text">
      <style:text-properties officeooo:rsid="004a17a1"/>
    </style:style>
    <style:style style:name="T19" style:family="text">
      <style:text-properties officeooo:rsid="00510038"/>
    </style:style>
    <style:style style:name="T20" style:family="text">
      <style:text-properties officeooo:rsid="0056a718"/>
    </style:style>
    <style:style style:name="T21" style:family="text">
      <style:text-properties fo:color="#c0c0c0"/>
    </style:style>
    <style:style style:name="T22" style:family="text">
      <style:text-properties fo:color="#092e64"/>
    </style:style>
    <style:style style:name="T23" style:family="text">
      <style:text-properties fo:color="#00677c"/>
    </style:style>
    <style:style style:name="T24" style:family="text">
      <style:text-properties fo:color="#000080"/>
    </style:style>
    <style:style style:name="T25" style:family="text">
      <style:text-properties officeooo:rsid="0058e787"/>
    </style:style>
    <style:style style:name="T26" style:family="text">
      <style:text-properties fo:color="#800080"/>
    </style:style>
    <style:style style:name="T27" style:family="text">
      <style:text-properties fo:color="#800000"/>
    </style:style>
    <style:style style:name="T28" style:family="text">
      <style:text-properties officeooo:rsid="005c0a56"/>
    </style:style>
    <style:style style:name="T29" style:family="text">
      <style:text-properties fo:color="#808000"/>
    </style:style>
    <style:style style:name="T30" style:family="text">
      <style:text-properties officeooo:rsid="006051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mpte Rendu du TP 2 de</text:p>
      <text:p text:style-name="P26">Moteurs de jeux</text:p>
      <text:p text:style-name="P25"/>
      <text:p text:style-name="P27">M2 IMAGINA</text:p>
      <text:p text:style-name="P25"/>
      <text:p text:style-name="P25">Jérémy DAFFIX</text:p>
      <text:p text:style-name="P24"/>
      <text:p text:style-name="Standard"/>
      <text:p text:style-name="Standard"/>
      <text:p text:style-name="P2">Question 1</text:p>
      <text:p text:style-name="P1"/>
      <text:p text:style-name="P3"><text:span text:style-name="T2">La</text:span> classe MainWidget représent<text:span text:style-name="T2">e </text:span>un widget QT destiné à être inséré dans la fenêtre. Celle-ci hérite de la classe <text:span text:style-name="T1">Q</text:span>O<text:span text:style-name="T1">penGLWidget, </text:span>représentant un widget permettant d’afficher le résultat de commandes OpenGL.</text:p>
      <text:p text:style-name="P4">L’objectif de MainWidget sera donc d’adapter un <text:s/><text:span text:style-name="T1">QOpenGLWidget </text:span>aux besoins spécifiques de notre projet, <text:span text:style-name="T3">en redéfinissant les méthodes adéquates : événements d’entrée utilisateur, d’affichage, etc</text:span>.</text:p>
      <text:p text:style-name="P1"/>
      <text:p text:style-name="P5">La classe GeometryEngine contient <text:span text:style-name="T4">les</text:span> méthodes <text:span text:style-name="T4">pour définir la géométrie OpenGL de nos objets 3D (pour le moment, un cube), et pour les afficher.</text:span></text:p>
      <text:p text:style-name="P5"/>
      <text:p text:style-name="P8">Fshader et Vshader sont des scripts de shader, qui permettent de <text:span text:style-name="T5">paramétrer</text:span> <text:span text:style-name="T5">et modifier </text:span>le <text:span text:style-name="T6">processus de </text:span>rendu, <text:span text:style-name="T5">afin, par exemple, d’ajouter des « effets »</text:span>.</text:p>
      <text:p text:style-name="P7">Vshader est un shader pour <text:span text:style-name="T8">les Vertex (sommets). Il convertit la position </text:span><text:span text:style-name="T10">a_position</text:span><text:span text:style-name="T8"> d’un sommet 3D (repère monde) vers le repère écran (en effectuant un produit matriciel avec la matrice « Model View Projection » ). Puis, il enregistre la coordonnée du point correspondant au sommet dans la texture, dans la variable </text:span><text:span text:style-name="T10">v_texcoord</text:span><text:span text:style-name="T8">.</text:span></text:p>
      <text:p text:style-name="P6">Fshader est un shader pour <text:span text:style-name="T7">les Fragments. Il associe le triangle courant à une couleur qu’il récupère dans la texture, à la coordonnée </text:span><text:span text:style-name="T11">v_texcoord</text:span><text:span text:style-name="T7">. Cette coordonnée est calculée à partir de la coordonnée donnée par le Fshader, en effectuant une interpolation.</text:span></text:p>
      <text:p text:style-name="P6"/>
      <text:p text:style-name="P5"/>
      <text:p text:style-name="P1"/>
      <text:p text:style-name="P2">Question 2</text:p>
      <text:p text:style-name="P1"/>
      <text:p text:style-name="P9">GeometryEngine::initCubeGeometry()</text:p>
      <text:p text:style-name="P1"/>
      <text:p text:style-name="P10">On crée un tableau des sommets <text:span text:style-name="T15">du cube</text:span>, <text:span text:style-name="T9">vertices</text:span>. <text:span text:style-name="T15">Chaque sommet est associé à une position 3D, mais aussi à une coordonnée 2D dans la texture. Comme chaque face utilise une zone de texture différente, on est obligés de dupliquer les sommets pour chaque face, soit 6 * 4 = 24 sommets.</text:span></text:p>
      <text:p text:style-name="P10"/>
      <text:p text:style-name="P11">On crée ensuite un tableau des index, <text:span text:style-name="T9">indices</text:span>. <text:span text:style-name="T16">Celui-ci définit le cube sous forme d’un « triangle strip » : pour chaque sommet d’indice </text:span><text:span text:style-name="T14">n</text:span><text:span text:style-name="T17"> </text:span><text:span text:style-name="T16">dans ce tableau, on créera un triangle avec les sommets </text:span><text:span text:style-name="T12">n – 1</text:span><text:span text:style-name="T16"> et </text:span><text:span text:style-name="T12">n – 2</text:span><text:span text:style-name="T16">.</text:span></text:p>
      <text:p text:style-name="P11"/>
      <text:p text:style-name="P12">Enfin, on active et alloue les VBOs (Vertex Buffer Objects) : VBO0 pour accueillir la liste des sommets, et VB1 pour accueillir la liste des index du cube.</text:p>
      <text:p text:style-name="P1"><text:soft-page-break/></text:p>
      <text:p text:style-name="P1"/>
      <text:p text:style-name="P9">GeometryEngine::drawCubeGeometry(QOpenGLShaderProgram *program)</text:p>
      <text:p text:style-name="P1"/>
      <text:p text:style-name="P13">On active les 2 VBOs, celui des sommets et celui des index.</text:p>
      <text:p text:style-name="P13"/>
      <text:p text:style-name="P14">On récupère l’indice de la variable <text:span text:style-name="T9">a_location</text:span> (représentant la coordonnée dans le repère monde) <text:span text:style-name="T18">utilisée dans les shaders, avec </text:span><text:span text:style-name="T13">attributeLocation()</text:span><text:span text:style-name="T18">. Cet indice permet ensuite d’activer la variable pour qu’elle puisse être utilisée dans les shaders, avec </text:span><text:span text:style-name="T13">enableAttributeArray()</text:span><text:span text:style-name="T18">. Puis, on associe le buffer dans lequel va piocher cette variable, avec </text:span><text:span text:style-name="T13">setAttributeBuffer()</text:span><text:span text:style-name="T18">.</text:span></text:p>
      <text:p text:style-name="P14"/>
      <text:p text:style-name="P15">Même procédé pour la variable <text:span text:style-name="T9">a_texcoord</text:span>, représentant des coordonnées dans la texture.</text:p>
      <text:p text:style-name="P15"/>
      <text:p text:style-name="P16">Enfin, avec <text:span text:style-name="T9">glDrawElements()</text:span>, <text:span text:style-name="T19">on affiche les sommets en utilisant la convention de « triangle strip ».</text:span></text:p>
      <text:p text:style-name="P1"/>
      <text:p text:style-name="P1"/>
      <text:p text:style-name="P1"/>
      <text:p text:style-name="P2">Question 3</text:p>
      <text:p text:style-name="P1"/>
      <text:p text:style-name="P1"/>
      <text:p text:style-name="P17">Redéfinition des near et far planes pour s’adapter à la taille du plan !</text:p>
      <text:p text:style-name="P17"/>
      <text:p text:style-name="P32"><text:span text:style-name="T21"><text:tab/></text:span><text:span text:style-name="T29">const</text:span><text:span text:style-name="T21"> </text:span><text:span text:style-name="T26">qreal</text:span><text:span text:style-name="T21"> </text:span><text:span text:style-name="T22">zNear</text:span><text:span text:style-name="T21"> </text:span>=<text:span text:style-name="T21"> </text:span><text:span text:style-name="T24">1.0</text:span>,<text:span text:style-name="T21"> </text:span><text:span text:style-name="T22">zFar</text:span><text:span text:style-name="T21"> </text:span>=<text:span text:style-name="T21"> </text:span><text:span text:style-name="T24">100.0</text:span>,<text:span text:style-name="T21"> </text:span><text:span text:style-name="T22">fov</text:span><text:span text:style-name="T21"> </text:span>=<text:span text:style-name="T21"> </text:span><text:span text:style-name="T24">45.0</text:span>;</text:p>
      <text:p text:style-name="P17"/>
      <text:p text:style-name="P18">Ligne pour définir la position de la caméra :</text:p>
      <text:p text:style-name="P18"/>
      <text:p text:style-name="P19"><text:span text:style-name="T20"><text:tab/></text:span><text:span text:style-name="T21"> <text:s text:c="3"/></text:span><text:span text:style-name="T22">matrix</text:span>.<text:span text:style-name="T23">translate</text:span>(<text:span text:style-name="T24">0.0</text:span>,<text:span text:style-name="T21"> </text:span><text:span text:style-name="T24">0.0</text:span>,<text:span text:style-name="T21"> </text:span>-<text:span text:style-name="T24">55.0</text:span>);</text:p>
      <text:p text:style-name="P18"/>
      <text:p text:style-name="P1"/>
      <text:p text:style-name="P1"/>
      <text:p text:style-name="P2">Question 4</text:p>
      <text:p text:style-name="P1"/>
      <text:p text:style-name="P1"/>
      <text:p text:style-name="P20"><text:span text:style-name="T25">O</text:span>n enlève la m<text:span text:style-name="T28">odification </text:span>de la rotation lors du clic souris, pour que notre « terrain » soit stable, <text:span text:style-name="T25">et on met la rotation de la caméra à une valeur fixe de manière à ce qu’elle soit légèrement inclinée sur l’axe X :</text:span></text:p>
      <text:p text:style-name="P20"/>
      <text:p text:style-name="P30"><text:span text:style-name="T26"><text:tab/>QQuaternion</text:span><text:span text:style-name="T21"> </text:span><text:span text:style-name="T27">cameraRotation</text:span><text:span text:style-name="T21"> </text:span>=<text:span text:style-name="T21"> </text:span><text:span text:style-name="T26">QQuaternion</text:span>::<text:span text:style-name="T23">fromEulerAngles</text:span>(-<text:span text:style-name="T24">60</text:span>,<text:span text:style-name="T21"> </text:span><text:span text:style-name="T24">0</text:span>,<text:span text:style-name="T21"> </text:span><text:span text:style-name="T24">0</text:span>);</text:p>
      <text:p text:style-name="P20"/>
      <text:p text:style-name="P2"/>
      <text:p text:style-name="P23">On crée également un <text:span text:style-name="T30">attribut de classe</text:span> pour stocker la position de la caméra :</text:p>
      <text:p text:style-name="P31"><text:span text:style-name="T26"/></text:p>
      <text:p text:style-name="P31"><text:span text:style-name="T26"><text:tab/>QVector3D</text:span><text:span text:style-name="T21"> </text:span><text:span text:style-name="T27">cameraPosition</text:span><text:span text:style-name="T21"> </text:span>=<text:span text:style-name="T21"> </text:span><text:span text:style-name="T26">QVector3D</text:span>(-<text:span text:style-name="T24">8.0</text:span>,<text:span text:style-name="T21"> </text:span>-<text:span text:style-name="T24">8.0</text:span>,<text:span text:style-name="T21"> </text:span>-<text:span text:style-name="T24">5.0</text:span>);</text:p>
      <text:p text:style-name="P23"/>
      <text:p text:style-name="P1"/>
      <text:p text:style-name="P29">Le déplacement de la caméra n’est pas effectué dans les événements claviers en eux-mêmes, pour rester indépendant du framerate. Dans KeyPressEvent et KeyReleaseEvent on va simplement mettre une variable représentant la direction courante (enum DIRECTION), et le changement du vecteur de position de la caméra est effectué à intervalle fixe dans le Timer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0:19:45.572918503</meta:creation-date>
    <dc:date>2018-10-04T22:19:09.524342216</dc:date>
    <meta:editing-duration>PT4H50M21S</meta:editing-duration>
    <meta:editing-cycles>66</meta:editing-cycles>
    <meta:generator>LibreOffice/6.1.0.3$Linux_X86_64 LibreOffice_project/10$Build-3</meta:generator>
    <meta:document-statistic meta:table-count="0" meta:image-count="0" meta:object-count="0" meta:page-count="2" meta:paragraph-count="32" meta:word-count="593" meta:character-count="3741" meta:non-whitespace-character-count="3169"/>
  </office:meta>
</office:document-meta>
</file>